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PreferencePage.performDefaul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vyPreferencePage.IvyPreference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vyPreferencePage.createContents( Composit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IvyPreferencePage.performO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vyPreferencePage.initPreferenc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vyPreferencePage.init( IWorkbench workben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